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pass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always exist at least two, usually infinite many results;</text:p>
        </text:list-item>
        <text:list-item>
          <text:p text:style-name="P9">these results are, in rare cases with just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ory here, one can see, that it is impossible to spot the few exceptions, where a single negative real-valued result (among many others) exists. Since the exponent is passed approximately only (1/3 has been converted to 0.3333... before) to the power routine, it cannot safely be identified as of rational origin any more.</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function (actually twice its integral) is implemented as error function <text:span text:style-name="T1">erf</text:span>(x)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a parameter is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4-02T00:16:22</dc:date>
    <dc:language>de-DE</dc:language>
    <meta:editing-cycles>63</meta:editing-cycles>
    <meta:editing-duration>P5DT21H17M8S</meta:editing-duration>
    <meta:user-defined meta:name="Info 1"/>
    <meta:user-defined meta:name="Info 2"/>
    <meta:user-defined meta:name="Info 3"/>
    <meta:user-defined meta:name="Info 4"/>
    <meta:document-statistic meta:table-count="0" meta:image-count="0" meta:object-count="0" meta:page-count="27" meta:paragraph-count="678" meta:word-count="8511" meta:character-count="48414"/>
  </office:meta>
</office:document-meta>
</file>